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style:font-face style:name="Arial2" svg:font-family="Arial" style:font-family-generic="swiss"/>
    <style:font-face style:name="Arial1" svg:font-family="Arial" style:font-pitch="variable"/>
    <style:font-face style:name="Consolas" svg:font-family="Consolas" style:font-pitch="variable"/>
    <style:font-face style:name="新細明體1" svg:font-family="新細明體"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3.6999998092651pt" officeooo:rsid="0009def8" officeooo:paragraph-rsid="0009def8" style:font-size-asian="12pt" style:font-size-complex="13.6999998092651pt"/>
    </style:style>
    <style:style style:name="P2" style:family="paragraph" style:parent-style-name="Standard">
      <style:paragraph-properties fo:text-align="start" style:justify-single-word="false"/>
      <style:text-properties style:font-name="Calibri" fo:font-size="13.6999998092651pt" officeooo:rsid="0038de93" officeooo:paragraph-rsid="0038de93" style:font-size-asian="12pt" style:font-size-complex="13.6999998092651pt"/>
    </style:style>
    <style:style style:name="P3" style:family="paragraph" style:parent-style-name="Standard">
      <style:paragraph-properties fo:text-align="center" style:justify-single-word="false"/>
      <style:text-properties style:font-name="Calibri" fo:font-size="18pt" style:font-size-asian="18pt" style:font-size-complex="18pt"/>
    </style:style>
    <style:style style:name="P4" style:family="paragraph" style:parent-style-name="Standard">
      <style:paragraph-properties fo:text-align="start" style:justify-single-word="false"/>
      <style:text-properties style:font-name="Segoe UI" fo:font-size="12pt" fo:font-style="normal" fo:font-weight="normal" officeooo:rsid="0009def8" officeooo:paragraph-rsid="000d76c0" style:font-size-asian="12pt" style:font-style-asian="normal" style:font-weight-asian="normal" style:font-size-complex="13.6999998092651pt"/>
    </style:style>
    <style:style style:name="P5" style:family="paragraph" style:parent-style-name="Standard" style:list-style-name="L1">
      <style:paragraph-properties fo:text-align="start" style:justify-single-word="false"/>
      <style:text-properties style:font-name="Calibri" fo:font-size="16pt" officeooo:rsid="0009def8" officeooo:paragraph-rsid="0009def8" style:font-size-asian="16pt" style:font-size-complex="16pt"/>
    </style:style>
    <style:style style:name="P6" style:family="paragraph" style:parent-style-name="Standard" style:list-style-name="L1">
      <style:paragraph-properties fo:text-align="start" style:justify-single-word="false"/>
      <style:text-properties style:font-name="Calibri" fo:font-size="14pt" officeooo:rsid="0010acbd" officeooo:paragraph-rsid="001e88c1" style:font-size-asian="14pt" style:font-size-complex="14pt"/>
    </style:style>
    <style:style style:name="P7" style:family="paragraph" style:parent-style-name="Standard" style:list-style-name="L1">
      <style:paragraph-properties fo:text-align="start" style:justify-single-word="false"/>
      <style:text-properties style:font-name="Calibri" fo:font-size="13.6999998092651pt" officeooo:rsid="001e88c1" officeooo:paragraph-rsid="00210c33" style:font-size-asian="12pt" style:font-size-complex="13.6999998092651pt"/>
    </style:style>
    <style:style style:name="P8" style:family="paragraph" style:parent-style-name="Standard" style:list-style-name="L1">
      <style:paragraph-properties fo:text-align="start" style:justify-single-word="false"/>
      <style:text-properties style:font-name="Calibri" fo:font-size="13.6999998092651pt" officeooo:rsid="00210c33" officeooo:paragraph-rsid="002167b1" style:font-size-asian="12pt" style:font-size-complex="13.6999998092651pt"/>
    </style:style>
    <style:style style:name="P9" style:family="paragraph" style:parent-style-name="Standard" style:list-style-name="L1">
      <style:paragraph-properties fo:text-align="start" style:justify-single-word="false"/>
      <style:text-properties style:font-name="Calibri" fo:font-size="13.6999998092651pt" officeooo:rsid="002167b1" officeooo:paragraph-rsid="002167b1" style:font-size-asian="12pt" style:font-size-complex="13.6999998092651pt"/>
    </style:style>
    <style:style style:name="P10" style:family="paragraph" style:parent-style-name="Standard" style:list-style-name="L1">
      <style:paragraph-properties fo:text-align="start" style:justify-single-word="false"/>
      <style:text-properties style:font-name="Calibri" fo:font-size="13.6999998092651pt" officeooo:rsid="002167b1" officeooo:paragraph-rsid="00235d2e" style:font-size-asian="12pt" style:font-size-complex="13.6999998092651pt"/>
    </style:style>
    <style:style style:name="P11" style:family="paragraph" style:parent-style-name="Standard" style:list-style-name="L1">
      <style:paragraph-properties fo:text-align="start" style:justify-single-word="false"/>
      <style:text-properties style:font-name="Calibri" fo:font-size="13.6999998092651pt" officeooo:rsid="000d76c0" officeooo:paragraph-rsid="000d76c0" style:font-size-asian="12pt" style:font-size-complex="13.6999998092651pt"/>
    </style:style>
    <style:style style:name="P12" style:family="paragraph" style:parent-style-name="Standard" style:list-style-name="L1">
      <style:paragraph-properties fo:text-align="start" style:justify-single-word="false"/>
      <style:text-properties style:font-name="Calibri" fo:font-size="13.6999998092651pt" officeooo:rsid="0009def8" officeooo:paragraph-rsid="0009def8" style:font-size-asian="12pt" style:font-size-complex="13.6999998092651pt"/>
    </style:style>
    <style:style style:name="P13" style:family="paragraph" style:parent-style-name="Standard" style:list-style-name="L1">
      <style:paragraph-properties fo:text-align="start" style:justify-single-word="false"/>
      <style:text-properties style:font-name="Calibri" fo:font-size="13.6999998092651pt" officeooo:rsid="0009def8" officeooo:paragraph-rsid="002eae9d" style:font-size-asian="12pt" style:font-size-complex="13.6999998092651pt"/>
    </style:style>
    <style:style style:name="P14" style:family="paragraph" style:parent-style-name="Standard" style:list-style-name="L1">
      <style:paragraph-properties fo:text-align="start" style:justify-single-word="false"/>
      <style:text-properties style:font-name="Calibri" fo:font-size="13.6999998092651pt" officeooo:rsid="0009def8" officeooo:paragraph-rsid="003cd90a" style:font-size-asian="12pt" style:font-size-complex="13.6999998092651pt"/>
    </style:style>
    <style:style style:name="P15" style:family="paragraph" style:parent-style-name="Standard" style:list-style-name="L1">
      <style:paragraph-properties fo:text-align="start" style:justify-single-word="false"/>
      <style:text-properties style:font-name="Calibri" fo:font-size="13.6999998092651pt" officeooo:rsid="0009def8" officeooo:paragraph-rsid="002870b4" style:font-size-asian="12pt" style:font-size-complex="13.6999998092651pt"/>
    </style:style>
    <style:style style:name="P16" style:family="paragraph" style:parent-style-name="Standard" style:list-style-name="L1">
      <style:paragraph-properties fo:text-align="start" style:justify-single-word="false"/>
      <style:text-properties style:font-name="Calibri" fo:font-size="13.6999998092651pt" officeooo:rsid="0009def8" officeooo:paragraph-rsid="00506670" style:font-size-asian="12pt" style:font-size-complex="13.6999998092651pt"/>
    </style:style>
    <style:style style:name="P17" style:family="paragraph" style:parent-style-name="Standard" style:list-style-name="L1">
      <style:paragraph-properties fo:text-align="start" style:justify-single-word="false"/>
      <style:text-properties style:font-name="Calibri" fo:font-size="13.6999998092651pt" officeooo:rsid="0009def8" officeooo:paragraph-rsid="0050978f" style:font-size-asian="12pt" style:font-size-complex="13.6999998092651pt"/>
    </style:style>
    <style:style style:name="P18" style:family="paragraph" style:parent-style-name="Standard" style:list-style-name="L1">
      <style:paragraph-properties fo:text-align="start" style:justify-single-word="false">
        <style:tab-stops>
          <style:tab-stop style:position="3.731cm"/>
        </style:tab-stops>
      </style:paragraph-properties>
      <style:text-properties style:font-name="Calibri" fo:font-size="13.6999998092651pt" officeooo:rsid="0009def8" officeooo:paragraph-rsid="0009def8" style:font-size-asian="12pt" style:font-size-complex="13.6999998092651pt"/>
    </style:style>
    <style:style style:name="P19" style:family="paragraph" style:parent-style-name="Standard" style:list-style-name="L1">
      <style:paragraph-properties fo:text-align="start" style:justify-single-word="false"/>
      <style:text-properties style:font-name="Calibri" fo:font-size="13.6999998092651pt" officeooo:rsid="002eae9d" officeooo:paragraph-rsid="002ee141" style:font-size-asian="12pt" style:font-size-complex="13.6999998092651pt"/>
    </style:style>
    <style:style style:name="P20" style:family="paragraph" style:parent-style-name="Standard" style:list-style-name="L1">
      <style:paragraph-properties fo:text-align="start" style:justify-single-word="false"/>
      <style:text-properties style:font-name="Calibri" fo:font-size="13.6999998092651pt" officeooo:rsid="003394cf" officeooo:paragraph-rsid="0033a6ac" style:font-size-asian="12pt" style:font-size-complex="13.6999998092651pt"/>
    </style:style>
    <style:style style:name="P21" style:family="paragraph" style:parent-style-name="Standard" style:list-style-name="L1">
      <style:paragraph-properties fo:text-align="start" style:justify-single-word="false"/>
      <style:text-properties style:font-name="Calibri" fo:font-size="13.6999998092651pt" officeooo:rsid="0037989c" officeooo:paragraph-rsid="003cd90a" style:font-size-asian="12pt" style:font-size-complex="13.6999998092651pt"/>
    </style:style>
    <style:style style:name="P22" style:family="paragraph" style:parent-style-name="Standard" style:list-style-name="L1">
      <style:paragraph-properties fo:text-align="start" style:justify-single-word="false"/>
      <style:text-properties style:font-name="Calibri" fo:font-size="13.6999998092651pt" officeooo:rsid="0038de93" officeooo:paragraph-rsid="003fc8bc" style:font-size-asian="12pt" style:font-size-complex="13.6999998092651pt"/>
    </style:style>
    <style:style style:name="P23" style:family="paragraph" style:parent-style-name="Standard" style:list-style-name="L1">
      <style:paragraph-properties fo:text-align="start" style:justify-single-word="false"/>
      <style:text-properties style:font-name="Calibri" fo:font-size="13.6999998092651pt" officeooo:rsid="0038de93" officeooo:paragraph-rsid="004239b9" style:font-size-asian="12pt" style:font-size-complex="13.6999998092651pt"/>
    </style:style>
    <style:style style:name="P24" style:family="paragraph" style:parent-style-name="Standard" style:list-style-name="L1">
      <style:paragraph-properties fo:text-align="start" style:justify-single-word="false"/>
      <style:text-properties style:font-name="Calibri" fo:font-size="13.6999998092651pt" officeooo:rsid="0038de93" officeooo:paragraph-rsid="0038de93" style:font-size-asian="12pt" style:font-size-complex="13.6999998092651pt"/>
    </style:style>
    <style:style style:name="P25" style:family="paragraph" style:parent-style-name="Standard" style:list-style-name="L1">
      <style:paragraph-properties fo:text-align="start" style:justify-single-word="false"/>
      <style:text-properties style:font-name="Calibri" fo:font-size="13.6999998092651pt" officeooo:rsid="0038de93" officeooo:paragraph-rsid="004d1245" style:font-size-asian="12pt" style:font-size-complex="13.6999998092651pt"/>
    </style:style>
    <style:style style:name="P26" style:family="paragraph" style:parent-style-name="Standard" style:list-style-name="L1">
      <style:paragraph-properties fo:text-align="start" style:justify-single-word="false"/>
      <style:text-properties style:font-name="Calibri" fo:font-size="13.6999998092651pt" officeooo:rsid="003b5337" officeooo:paragraph-rsid="004d1245" style:font-size-asian="12pt" style:font-size-complex="13.6999998092651pt"/>
    </style:style>
    <style:style style:name="P27" style:family="paragraph" style:parent-style-name="Standard" style:list-style-name="L1">
      <style:paragraph-properties fo:text-align="start" style:justify-single-word="false"/>
      <style:text-properties style:font-name="Calibri" fo:font-size="13.6999998092651pt" officeooo:rsid="004d1245" officeooo:paragraph-rsid="004d1245" style:font-size-asian="12pt" style:font-size-complex="13.6999998092651pt"/>
    </style:style>
    <style:style style:name="P28" style:family="paragraph" style:parent-style-name="Standard" style:list-style-name="L1">
      <style:paragraph-properties fo:text-align="start" style:justify-single-word="false"/>
      <style:text-properties style:font-name="Calibri" fo:font-size="13.6999998092651pt" officeooo:rsid="0052045d" officeooo:paragraph-rsid="0052045d" style:font-size-asian="12pt" style:font-size-complex="13.6999998092651pt"/>
    </style:style>
    <style:style style:name="P29" style:family="paragraph" style:parent-style-name="Standard" style:list-style-name="L1">
      <style:paragraph-properties fo:text-align="start" style:justify-single-word="false"/>
      <style:text-properties officeooo:paragraph-rsid="00311517"/>
    </style:style>
    <style:style style:name="P30" style:family="paragraph" style:parent-style-name="Standard" style:list-style-name="L1">
      <style:paragraph-properties fo:text-align="start" style:justify-single-word="false"/>
      <style:text-properties officeooo:paragraph-rsid="0033a6ac"/>
    </style:style>
    <style:style style:name="P31" style:family="paragraph" style:parent-style-name="Standard" style:list-style-name="L1">
      <style:paragraph-properties fo:text-align="start" style:justify-single-word="false"/>
      <style:text-properties officeooo:paragraph-rsid="0037989c"/>
    </style:style>
    <style:style style:name="P32" style:family="paragraph" style:parent-style-name="Standard" style:list-style-name="L1">
      <style:paragraph-properties fo:text-align="start" style:justify-single-word="false"/>
      <style:text-properties officeooo:paragraph-rsid="0050978f"/>
    </style:style>
    <style:style style:name="P33" style:family="paragraph" style:parent-style-name="Standard" style:list-style-name="L1"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Calibri" fo:font-size="13.6999998092651pt" officeooo:rsid="002167b1" officeooo:paragraph-rsid="00235d2e" style:font-size-asian="12pt" style:font-size-complex="13.6999998092651pt"/>
    </style:style>
    <style:style style:name="P34" style:family="paragraph" style:parent-style-name="Standard" style:list-style-name="L1" style:master-page-name="">
      <loext:graphic-properties draw:fill="none"/>
      <style:paragraph-properties fo:margin-left="2.701cm" fo:margin-right="0cm" fo:text-align="start" style:justify-single-word="false" fo:text-indent="-0.3cm" style:auto-text-indent="false" style:page-number="auto" fo:background-color="transparent">
        <style:tab-stops>
          <style:tab-stop style:position="2.99cm"/>
        </style:tab-stops>
      </style:paragraph-properties>
      <style:text-properties style:font-name="Calibri" fo:font-size="13.6999998092651pt" officeooo:rsid="00235d2e" officeooo:paragraph-rsid="00235d2e" style:font-size-asian="12pt" style:font-size-complex="13.6999998092651pt"/>
    </style:style>
    <style:style style:name="P35" style:family="paragraph" style:parent-style-name="Standard" style:list-style-name="L1" style:master-page-name="">
      <loext:graphic-properties draw:fill="none"/>
      <style:paragraph-properties fo:margin-left="2.499cm" fo:margin-right="0cm" fo:text-align="start" style:justify-single-word="false" fo:text-indent="0cm" style:auto-text-indent="false" style:page-number="auto" fo:background-color="transparent"/>
      <style:text-properties officeooo:paragraph-rsid="004239b9"/>
    </style:style>
    <style:style style:name="P36" style:family="paragraph" style:parent-style-name="Standard" style:list-style-name="L1" style:master-page-name="">
      <loext:graphic-properties draw:fill="none"/>
      <style:paragraph-properties fo:margin-left="2.499cm" fo:margin-right="0cm" fo:text-align="start" style:justify-single-word="false" fo:text-indent="0cm" style:auto-text-indent="false" style:page-number="auto" fo:background-color="transparent">
        <style:tab-stops>
          <style:tab-stop style:position="2.487cm"/>
        </style:tab-stops>
      </style:paragraph-properties>
      <style:text-properties officeooo:paragraph-rsid="004239b9"/>
    </style:style>
    <style:style style:name="P37" style:family="paragraph" style:parent-style-name="Standard" style:list-style-name="L1" style:master-page-name="">
      <loext:graphic-properties draw:fill="none"/>
      <style:paragraph-properties fo:margin-left="2.499cm" fo:margin-right="0cm" fo:text-align="start" style:justify-single-word="false" fo:text-indent="0cm" style:auto-text-indent="false" style:page-number="auto" fo:background-color="transparent">
        <style:tab-stops>
          <style:tab-stop style:position="2.593cm"/>
        </style:tab-stops>
      </style:paragraph-properties>
      <style:text-properties officeooo:paragraph-rsid="004239b9"/>
    </style:style>
    <style:style style:name="P3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center" fo:text-indent="0cm"/>
    </style:style>
    <style:style style:name="P4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2a6099" style:text-outline="false" style:text-line-through-style="none" style:text-line-through-type="none" style:font-name="Segoe UI1" fo:font-size="12pt" fo:font-style="normal" fo:text-shadow="none" style:text-underline-style="none" fo:font-weight="normal" style:letter-kerning="true" style:font-name-asian="微軟正黑體"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2a6099" style:text-outline="false" style:text-line-through-style="none" style:text-line-through-type="none" style:font-name="Segoe UI1" fo:font-size="10pt" fo:font-style="normal" fo:text-shadow="none" style:text-underline-style="none" fo:font-weight="normal" style:letter-kerning="true" style:font-name-asian="微軟正黑體"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44"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微軟正黑體"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4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6" style:family="paragraph">
      <style:paragraph-properties fo:margin-left="0cm" fo:margin-right="0cm" fo:margin-top="0cm" fo:margin-bottom="0cm" fo:line-height="100%" fo:text-indent="0cm"/>
    </style:style>
    <style:style style:name="P47"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09def8"/>
    </style:style>
    <style:style style:name="T2" style:family="text">
      <style:text-properties officeooo:rsid="0010acbd"/>
    </style:style>
    <style:style style:name="T3" style:family="text">
      <style:text-properties officeooo:rsid="00287f8d"/>
    </style:style>
    <style:style style:name="T4" style:family="text">
      <style:text-properties style:font-name="Calibri" fo:font-size="13.6999998092651pt" officeooo:rsid="00311517" style:font-size-asian="12pt" style:font-size-complex="13.6999998092651pt"/>
    </style:style>
    <style:style style:name="T5" style:family="text">
      <style:text-properties style:font-name="Calibri" fo:font-size="13.6999998092651pt" officeooo:rsid="0033a6ac" style:font-size-asian="12pt" style:font-size-complex="13.6999998092651pt"/>
    </style:style>
    <style:style style:name="T6" style:family="text">
      <style:text-properties style:font-name="Calibri" fo:font-size="13.6999998092651pt" officeooo:rsid="0037989c" style:font-size-asian="12pt" style:font-size-complex="13.6999998092651pt"/>
    </style:style>
    <style:style style:name="T7" style:family="text">
      <style:text-properties style:font-name="Calibri" fo:font-size="13.6999998092651pt" officeooo:rsid="0038de93" style:font-size-asian="12pt" style:font-size-complex="13.6999998092651pt"/>
    </style:style>
    <style:style style:name="T8" style:family="text">
      <style:text-properties style:font-name="Calibri" fo:font-size="13.6999998092651pt" officeooo:rsid="0040d760" style:font-size-asian="12pt" style:font-size-complex="13.6999998092651pt"/>
    </style:style>
    <style:style style:name="T9" style:family="text">
      <style:text-properties style:font-name="Calibri" fo:font-size="13.6999998092651pt" officeooo:rsid="004239b9" style:font-size-asian="12pt" style:font-size-complex="13.6999998092651pt"/>
    </style:style>
    <style:style style:name="T10" style:family="text">
      <style:text-properties style:font-name="Calibri" fo:font-size="13.6999998092651pt" officeooo:rsid="0046253e" style:font-size-asian="12pt" style:font-size-complex="13.6999998092651pt"/>
    </style:style>
    <style:style style:name="T11" style:family="text">
      <style:text-properties style:font-name="Calibri" fo:font-size="13.6999998092651pt" officeooo:rsid="00486fb9" style:font-size-asian="12pt" style:font-size-complex="13.6999998092651pt"/>
    </style:style>
    <style:style style:name="T12" style:family="text">
      <style:text-properties style:font-name="Calibri" fo:font-size="13.6999998092651pt" officeooo:rsid="004b2a13" style:font-size-asian="12pt" style:font-size-complex="13.6999998092651pt"/>
    </style:style>
    <style:style style:name="T13" style:family="text">
      <style:text-properties style:font-name="Calibri" fo:font-size="13.6999998092651pt" officeooo:rsid="0050978f" style:font-size-asian="12pt" style:font-size-complex="13.6999998092651pt"/>
    </style:style>
    <style:style style:name="T14" style:family="text">
      <style:text-properties fo:color="#2b91af" style:text-outline="false" style:text-line-through-style="none" style:text-line-through-type="none" style:font-name="Segoe UI" fo:font-size="12pt" fo:font-style="normal" fo:text-shadow="none" style:text-underline-style="none" fo:font-weight="normal" style:letter-kerning="true" style:font-size-asian="12pt" style:font-style-asian="normal" style:font-weight-asian="normal" style:text-emphasize="none"/>
    </style:style>
    <style:style style:name="T15" style:family="text">
      <style:text-properties fo:color="#2b91af" style:text-outline="false" style:text-line-through-style="none" style:text-line-through-type="none" style:font-name="Segoe UI1" fo:font-size="12pt" fo:font-style="normal" fo:text-shadow="none" style:text-underline-style="none" fo:font-weight="normal" officeooo:rsid="00311517" style:letter-kerning="true" style:font-size-asian="12pt" style:font-style-asian="normal" style:font-weight-asian="normal" style:font-size-complex="13.6999998092651pt" style:text-emphasize="none"/>
    </style:style>
    <style:style style:name="T16" style:family="text">
      <style:text-properties style:use-window-font-color="true" style:text-outline="false" style:text-line-through-style="none" style:text-line-through-type="none" style:font-name="Segoe UI" fo:font-size="12pt" fo:font-style="normal" fo:text-shadow="none" style:text-underline-style="none" fo:font-weight="normal" style:letter-kerning="true" style:font-size-asian="12pt" style:font-style-asian="normal" style:font-weight-asian="normal" style:font-style-complex="italic" style:font-weight-complex="normal" style:text-emphasize="none"/>
    </style:style>
    <style:style style:name="T17" style:family="text">
      <style:text-properties style:use-window-font-color="true" style:text-outline="false" style:text-line-through-style="none" style:text-line-through-type="none" style:font-name="Segoe UI1" fo:font-size="12pt" fo:font-style="normal" fo:text-shadow="none" style:text-underline-style="none" fo:font-weight="normal" officeooo:rsid="0033a6ac" style:letter-kerning="true" style:font-size-asian="12pt" style:font-style-asian="normal" style:font-weight-asian="normal" style:font-size-complex="13.6999998092651pt" style:text-emphasize="none"/>
    </style:style>
    <style:style style:name="T18" style:family="text">
      <style:text-properties officeooo:rsid="003b5337"/>
    </style:style>
    <style:style style:name="T19" style:family="text">
      <style:text-properties officeooo:rsid="004239b9"/>
    </style:style>
    <style:style style:name="T20" style:family="text">
      <style:text-properties officeooo:rsid="004d1245"/>
    </style:style>
    <style:style style:name="T21" style:family="text">
      <style:text-properties officeooo:rsid="004ff301"/>
    </style:style>
    <style:style style:name="T22" style:family="text">
      <style:text-properties officeooo:rsid="00506670"/>
    </style:style>
    <style:style style:name="T23" style:family="text">
      <style:text-properties officeooo:rsid="0050978f"/>
    </style:style>
    <style:style style:name="T24" style:family="text">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2b91af" style:text-outline="false" style:text-line-through-style="none" style:text-line-through-type="none" style:font-name="Segoe UI1" fo:font-size="12pt" fo:font-style="normal" fo:text-shadow="none" style:text-underline-style="none" fo:font-weight="normal" style:letter-kerning="true"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T26" style:family="text">
      <style:text-properties fo:font-variant="normal" fo:text-transform="none" fo:color="#000000" style:text-outline="false" style:text-line-through-style="none" style:text-line-through-type="none" style:font-name="Segoe UI1" fo:font-size="12pt" fo:font-style="normal" fo:text-shadow="none" style:text-underline-style="none" fo:font-weight="normal" style:letter-kerning="true"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2a6099" style:text-outline="false" style:text-line-through-style="none" style:text-line-through-type="none" style:font-name="Segoe UI1" fo:font-size="10pt" fo:font-style="normal" fo:text-shadow="none" style:text-underline-style="none" fo:font-weight="normal" style:letter-kerning="true" style:font-name-asian="微軟正黑體"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2b91af" style:text-outline="false" style:text-line-through-style="none" style:text-line-through-type="none" style:font-name="Segoe UI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font-name="Segoe UI1" fo:font-size="12pt" fo:font-style="normal" fo:text-shadow="none" style:text-underline-style="none" fo:font-weight="normal" style:letter-kerning="true" style:font-name-asian="微軟正黑體"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2a6099" style:text-outline="false" style:text-line-through-style="none" style:text-line-through-type="none" style:font-name="Segoe UI1" fo:font-size="10.5pt" fo:font-style="normal" fo:text-shadow="none" style:text-underline-style="none" fo:font-weight="normal" style:letter-kerning="true" style:font-name-asian="微軟正黑體" style:font-size-asian="10.5pt" style:font-style-asian="normal" style:font-weight-asian="normal" style:font-name-complex="Arial" style:font-size-complex="10.5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font-name="Segoe UI1" fo:font-size="12pt" fo:font-style="normal" fo:text-shadow="none" style:text-underline-style="none" fo:font-weight="normal" style:letter-kerning="true" style:font-name-asian="微軟正黑體"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2b91af" style:text-outline="false" style:text-line-through-style="none" style:text-line-through-type="none" style:font-name="Segoe UI1" fo:font-size="12pt"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font-name="Segoe UI1" fo:font-size="12pt"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2, 3, ..."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線條箭頭_20_1" draw:marker-start-width="0.199cm" draw:marker-start-center="false" draw:marker-end="" draw:marker-end-width="0.199cm" draw:marker-end-center="false" draw:fill="solid" draw:fill-color="#000000"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542cm" fo:min-width="9.502cm" fo:padding-top="0.049cm" fo:padding-bottom="0.049cm" fo:padding-left="0.049cm" fo:padding-right="0.049cm" draw:shadow="hidden" draw:shadow-offset-x="0.199cm" draw:shadow-offset-y="0.199cm" draw:shadow-color="#808080" style:run-through="foreground"/>
    </style:style>
    <style:style style:name="gr4"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54cm" fo:min-width="9.502cm" fo:padding-top="0.049cm" fo:padding-bottom="0.049cm" fo:padding-left="0.049cm" fo:padding-right="0.049cm" draw:shadow="hidden" draw:shadow-offset-x="0.199cm" draw:shadow-offset-y="0.199cm" draw:shadow-color="#808080" style:run-through="foreground"/>
    </style:style>
    <style:style style:name="gr5"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543cm" fo:min-width="9.502cm" fo:padding-top="0.049cm" fo:padding-bottom="0.049cm" fo:padding-left="0.049cm" fo:padding-right="0.049cm" draw:shadow="hidden" draw:shadow-offset-x="0.199cm" draw:shadow-offset-y="0.199cm" draw:shadow-color="#808080" style:run-through="foreground"/>
    </style:style>
    <style:style style:name="gr6"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1.101cm" fo:min-width="9.523cm" fo:padding-top="0.049cm" fo:padding-bottom="0.049cm" fo:padding-left="0.049cm" fo:padding-right="0.049cm" draw:shadow="hidden" draw:shadow-offset-x="0.199cm" draw:shadow-offset-y="0.199cm" draw:shadow-color="#808080" style:run-through="foreground"/>
    </style:style>
    <style:style style:name="gr7"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501cm" fo:min-width="9.523cm" fo:padding-top="0.049cm" fo:padding-bottom="0.049cm" fo:padding-left="0.049cm" fo:padding-right="0.049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152cm" fo:min-width="0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11cm" fo:min-width="0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9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1.201cm" fo:min-width="9.523cm" fo:padding-top="0.049cm" fo:padding-bottom="0.049cm" fo:padding-left="0.049cm" fo:padding-right="0.049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215cm" fo:min-width="0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4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91cm" fo:min-width="10.601cm" fo:padding-top="0.049cm" fo:padding-bottom="0.049cm" fo:padding-left="0.049cm" fo:padding-right="0.049cm" draw:shadow="hidden" draw:shadow-offset-x="0.199cm" draw:shadow-offset-y="0.199cm" draw:shadow-color="#808080" style:run-through="foreground"/>
    </style:style>
    <style:style style:name="gr15"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1.042cm" fo:min-width="10.601cm" fo:padding-top="0.049cm" fo:padding-bottom="0.049cm" fo:padding-left="0.049cm" fo:padding-right="0.049cm" draw:shadow="hidden" draw:shadow-offset-x="0.199cm" draw:shadow-offset-y="0.199cm" draw:shadow-color="#808080" style:run-through="foreground"/>
    </style:style>
    <style:style style:name="gr16"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542cm" fo:min-width="10.601cm" fo:padding-top="0.049cm" fo:padding-bottom="0.049cm" fo:padding-left="0.049cm" fo:padding-right="0.049cm" draw:shadow="hidden" draw:shadow-offset-x="0.199cm" draw:shadow-offset-y="0.199cm" draw:shadow-color="#808080" style:run-through="foreground"/>
    </style:style>
    <style:style style:name="gr17"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7cm" fo:min-width="13.002cm" fo:padding-top="0.049cm" fo:padding-bottom="0.049cm" fo:padding-left="0.049cm" fo:padding-right="0.049cm" draw:shadow="hidden" draw:shadow-offset-x="0.199cm" draw:shadow-offset-y="0.199cm" draw:shadow-color="#808080" style:run-through="foreground"/>
    </style:style>
    <style:style style:name="gr18"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01cm" fo:min-width="13.012cm" fo:padding-top="0.049cm" fo:padding-bottom="0.049cm" fo:padding-left="0.049cm" fo:padding-right="0.049cm" draw:shadow="hidden" draw:shadow-offset-x="0.199cm" draw:shadow-offset-y="0.199cm" draw:shadow-color="#808080" style:run-through="foreground"/>
    </style:style>
    <style:style style:name="gr19"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991cm" fo:min-width="13.01cm" fo:padding-top="0.049cm" fo:padding-bottom="0.049cm" fo:padding-left="0.049cm" fo:padding-right="0.049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016cm" fo:min-width="0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9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01cm" fo:min-width="13.01cm" fo:padding-top="0.049cm" fo:padding-bottom="0.049cm" fo:padding-left="0.049cm" fo:padding-right="0.049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916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968cm" fo:min-width="13.012cm" fo:padding-top="0.049cm" fo:padding-bottom="0.049cm" fo:padding-left="0.049cm" fo:padding-right="0.049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82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783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1.568cm" fo:min-width="13.012cm" fo:padding-top="0.049cm" fo:padding-bottom="0.049cm" fo:padding-left="0.049cm" fo:padding-right="0.049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3.161cm" fo:min-width="0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49cm"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1.7cm" fo:min-width="13.012cm" fo:padding-top="0.049cm" fo:padding-bottom="0.049cm" fo:padding-left="0.049cm" fo:padding-right="0.049cm" draw:shadow="hidden" draw:shadow-offset-x="0.199cm" draw:shadow-offset-y="0.199cm" draw:shadow-color="#808080" style:run-through="foreground"/>
    </style:style>
    <style:style style:name="gr31"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1.101cm" fo:min-width="13.012cm" fo:padding-top="0.049cm" fo:padding-bottom="0.049cm" fo:padding-left="0.049cm" fo:padding-right="0.049cm" draw:shadow="hidden" draw:shadow-offset-x="0.199cm" draw:shadow-offset-y="0.199cm" draw:shadow-color="#808080" style:run-through="foreground"/>
    </style:style>
    <style:style style:name="gr32"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901cm" fo:min-width="13.012cm" fo:padding-top="0.049cm" fo:padding-bottom="0.049cm" fo:padding-left="0.049cm" fo:padding-right="0.049cm" draw:shadow="hidden" draw:shadow-offset-x="0.199cm" draw:shadow-offset-y="0.199cm" draw:shadow-color="#808080" style:run-through="foreground"/>
    </style:style>
    <style:style style:name="gr33"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501cm" fo:min-width="13.012cm" fo:padding-top="0.049cm" fo:padding-bottom="0.049cm" fo:padding-left="0.049cm" fo:padding-right="0.049cm" draw:shadow="hidden" draw:shadow-offset-x="0.199cm" draw:shadow-offset-y="0.199cm" draw:shadow-color="#808080" style:run-through="foreground"/>
    </style:style>
    <style:style style:name="gr3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629cm" fo:min-width="0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07cm" fo:min-width="13.224cm" fo:padding-top="0.049cm" fo:padding-bottom="0.049cm" fo:padding-left="0.049cm" fo:padding-right="0.049cm" draw:shadow="hidden" draw:shadow-offset-x="0.199cm" draw:shadow-offset-y="0.199cm" draw:shadow-color="#808080" style:run-through="foreground"/>
    </style:style>
    <style:style style:name="gr36"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17cm" fo:min-width="13.227cm" fo:padding-top="0.049cm" fo:padding-bottom="0.049cm" fo:padding-left="0.049cm" fo:padding-right="0.049cm" draw:shadow="hidden" draw:shadow-offset-x="0.199cm" draw:shadow-offset-y="0.199cm" draw:shadow-color="#808080" style:run-through="foreground"/>
    </style:style>
    <style:style style:name="gr37"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1cm" fo:min-width="7.802cm" fo:padding-top="0.049cm" fo:padding-bottom="0.049cm" fo:padding-left="0.049cm" fo:padding-right="0.049cm" draw:shadow="hidden" draw:shadow-offset-x="0.199cm" draw:shadow-offset-y="0.199cm" draw:shadow-color="#808080" style:run-through="foreground"/>
    </style:style>
    <style:style style:name="gr38"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7cm" fo:min-width="7.9cm" fo:padding-top="0.049cm" fo:padding-bottom="0.049cm" fo:padding-left="0.049cm" fo:padding-right="0.049cm" draw:shadow="hidden" draw:shadow-offset-x="0.199cm" draw:shadow-offset-y="0.199cm" draw:shadow-color="#808080" style:run-through="foreground"/>
    </style:style>
    <style:style style:name="gr39"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cm" fo:min-width="7.802cm" fo:padding-top="0.049cm" fo:padding-bottom="0.049cm" fo:padding-left="0.049cm" fo:padding-right="0.049cm" draw:shadow="hidden" draw:shadow-offset-x="0.199cm" draw:shadow-offset-y="0.199cm" draw:shadow-color="#808080" style:run-through="foreground"/>
    </style:style>
    <style:style style:name="gr40"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cm" fo:min-width="7.9cm" fo:padding-top="0.049cm" fo:padding-bottom="0.049cm" fo:padding-left="0.049cm" fo:padding-right="0.049cm" draw:shadow="hidden" draw:shadow-offset-x="0.199cm" draw:shadow-offset-y="0.199cm" draw:shadow-color="#808080" style:run-through="foreground"/>
    </style:style>
    <style:style style:name="gr41"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801cm" fo:min-width="3.593cm" fo:padding-top="0.049cm" fo:padding-bottom="0.049cm" fo:padding-left="0.049cm" fo:padding-right="0.049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353cm" draw:marker-start-center="false" draw:marker-end="" draw:marker-end-width="0.353cm" draw:marker-end-center="false" draw:fill="solid" draw:fill-color="#729fcf" draw:textarea-horizontal-align="center" draw:textarea-vertical-align="middle" fo:padding-top="0cm" fo:padding-bottom="0cm" fo:padding-left="0cm" fo:padding-right="0cm" draw:shadow="hidden" draw:shadow-offset-x="0.199cm" draw:shadow-offset-y="0.199cm" draw:shadow-color="#808080" style:run-through="foreground"/>
    </style:style>
    <style:style style:name="gr43"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803cm" fo:min-width="3.26cm" fo:padding-top="0.049cm" fo:padding-bottom="0.049cm" fo:padding-left="0.049cm" fo:padding-right="0.049cm" draw:shadow="hidden" draw:shadow-offset-x="0.199cm" draw:shadow-offset-y="0.199cm" draw:shadow-color="#808080" style:run-through="foreground"/>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64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44cm" fo:min-width="13.443cm" fo:padding-top="0.049cm" fo:padding-bottom="0.049cm" fo:padding-left="0.049cm" fo:padding-right="0.049cm" draw:shadow="hidden" draw:shadow-offset-x="0.199cm" draw:shadow-offset-y="0.199cm" draw:shadow-color="#808080" style:run-through="foreground"/>
    </style:style>
    <style:style style:name="gr46"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07cm" fo:min-width="13.467cm" fo:padding-top="0.049cm" fo:padding-bottom="0.049cm" fo:padding-left="0.049cm" fo:padding-right="0.049cm" draw:shadow="hidden" draw:shadow-offset-x="0.199cm" draw:shadow-offset-y="0.199cm" draw:shadow-color="#808080" style:run-through="foreground"/>
    </style:style>
    <style:style style:name="gr47"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46cm" fo:min-width="13.501cm" fo:padding-top="0.049cm" fo:padding-bottom="0.049cm" fo:padding-left="0.049cm" fo:padding-right="0.049cm" draw:shadow="hidden" draw:shadow-offset-x="0.199cm" draw:shadow-offset-y="0.199cm" draw:shadow-color="#808080" style:run-through="foreground"/>
    </style:style>
    <style:style style:name="gr48"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46cm" fo:min-width="13.469cm" fo:padding-top="0.049cm" fo:padding-bottom="0.049cm" fo:padding-left="0.049cm" fo:padding-right="0.049cm" draw:shadow="hidden" draw:shadow-offset-x="0.199cm" draw:shadow-offset-y="0.199cm" draw:shadow-color="#808080" style:run-through="foreground"/>
    </style:style>
    <style:style style:name="gr49" style:family="graphic">
      <style:graphic-properties draw:stroke="solid" svg:stroke-width="0.101cm" svg:stroke-color="#000000" draw:marker-start="線條箭頭_20_1" draw:marker-start-width="0.503cm" draw:marker-start-center="false" draw:marker-end="" draw:marker-end-width="0.503cm" draw:marker-end-center="false" draw:fill="solid" draw:fill-color="#ffffff" draw:textarea-horizontal-align="justify" draw:textarea-vertical-align="middle" draw:auto-grow-height="false" fo:min-height="0.6cm" fo:min-width="13.501cm" fo:padding-top="0.049cm" fo:padding-bottom="0.049cm" fo:padding-left="0.049cm" fo:padding-right="0.049cm" draw:shadow="hidden" draw:shadow-offset-x="0.199cm" draw:shadow-offset-y="0.199cm" draw:shadow-color="#808080" style:run-through="foreground"/>
    </style:style>
    <style:style style:name="gr50" style:family="graphic">
      <style:graphic-properties draw:stroke="solid" svg:stroke-width="0.011cm" svg:stroke-color="#000000" draw:marker-start="" draw:marker-start-width="0.369cm" draw:marker-start-center="false" draw:marker-end="" draw:marker-end-width="0.369cm" draw:marker-end-center="false" draw:fill="solid" draw:fill-color="#000000" draw:textarea-horizontal-align="center" draw:textarea-vertical-align="middle" fo:padding-top="0.005cm" fo:padding-bottom="0.005cm" fo:padding-left="0.005cm" fo:padding-right="0.00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27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V<text:span text:style-name="T1">ulkan Render Flow</text:span></text:p>
      <text:list xml:id="list3026896340" text:style-name="L1">
        <text:list-item>
          <text:p text:style-name="P5">Overview of rending flow.</text:p>
          <text:list>
            <text:list-item>
              <text:p text:style-name="P6">Initialize</text:p>
              <text:list>
                <text:list-item>
                  <text:p text:style-name="P7"><draw:g text:anchor-type="paragraph" draw:z-index="0" draw:name="形狀2" draw:style-name="gr1"><draw:line draw:name="形狀2" draw:style-name="gr2" draw:text-style-name="P38" svg:x1="8cm" svg:y1="2.13cm" svg:x2="8cm" svg:y2="1.63cm"><text:p/></draw:line><draw:custom-shape draw:name="形狀1" draw:style-name="gr3" draw:text-style-name="P40" svg:width="9.602cm" svg:height="0.641cm" svg:x="3.241cm" svg:y="0.984cm"><text:p text:style-name="P39"><text:span text:style-name="T24">Write </text:span><text:span text:style-name="T25">VkCommandPoolCreateInfo</text:span></text:p><draw:enhanced-geometry svg:viewBox="0 0 21600 21600" draw:mirror-horizontal="false" draw:mirror-vertical="false" draw:type="rectangle" draw:enhanced-path="M 0 0 L 21600 0 21600 21600 0 21600 0 0 Z N"/></draw:custom-shape><draw:custom-shape draw:name="形狀1" draw:style-name="gr4" draw:text-style-name="P40" svg:width="9.602cm" svg:height="0.639cm" svg:x="3.241cm" svg:y="2.085cm"><text:p text:style-name="P39"><text:span text:style-name="T24">Create command pool</text:span></text:p><draw:enhanced-geometry svg:viewBox="0 0 21600 21600" draw:mirror-horizontal="false" draw:mirror-vertical="false" draw:type="rectangle" draw:enhanced-path="M 0 0 L 21600 0 21600 21600 0 21600 0 0 Z N"/></draw:custom-shape><draw:custom-shape draw:name="形狀1" draw:style-name="gr3" draw:text-style-name="P40" svg:width="9.602cm" svg:height="0.641cm" svg:x="3.241cm" svg:y="3.184cm"><text:p text:style-name="P39"><text:span text:style-name="T24">Write </text:span><text:span text:style-name="T25">VkCommandBufferAllocateInfo</text:span></text:p><draw:enhanced-geometry svg:viewBox="0 0 21600 21600" draw:mirror-horizontal="false" draw:mirror-vertical="false" draw:type="rectangle" draw:enhanced-path="M 0 0 L 21600 0 21600 21600 0 21600 0 0 Z N"/></draw:custom-shape><draw:line draw:name="形狀2" draw:style-name="gr2" draw:text-style-name="P38" svg:x1="8cm" svg:y1="3.228cm" svg:x2="8cm" svg:y2="2.728cm"><text:p/></draw:line><draw:custom-shape draw:name="形狀1" draw:style-name="gr3" draw:text-style-name="P40" svg:width="9.602cm" svg:height="0.641cm" svg:x="3.241cm" svg:y="4.284cm"><text:p text:style-name="P39"><text:span text:style-name="T24">Allocate command buffer</text:span></text:p><draw:enhanced-geometry svg:viewBox="0 0 21600 21600" draw:mirror-horizontal="false" draw:mirror-vertical="false" draw:type="rectangle" draw:enhanced-path="M 0 0 L 21600 0 21600 21600 0 21600 0 0 Z N"/></draw:custom-shape><draw:line draw:name="形狀2" draw:style-name="gr2" draw:text-style-name="P38" svg:x1="8cm" svg:y1="4.331cm" svg:x2="8cm" svg:y2="3.831cm"><text:p/></draw:line><draw:line draw:name="形狀2" draw:style-name="gr2" draw:text-style-name="P38" svg:x1="8cm" svg:y1="5.432cm" svg:x2="8cm" svg:y2="4.932cm"><text:p/></draw:line><draw:custom-shape draw:name="形狀1" draw:style-name="gr5" draw:text-style-name="P40" svg:width="9.602cm" svg:height="0.643cm" svg:x="3.241cm" svg:y="6.517cm"><text:p text:style-name="P39"><text:span text:style-name="T24">Write </text:span><text:span text:style-name="T25">VkAttachmentDescription</text:span><text:span text:style-name="T24">s for RenderPass</text:span></text:p><draw:enhanced-geometry svg:viewBox="0 0 21600 21600" draw:mirror-horizontal="false" draw:mirror-vertical="false" draw:type="rectangle" draw:enhanced-path="M 0 0 L 21600 0 21600 21600 0 21600 0 0 Z N"/></draw:custom-shape><draw:custom-shape draw:name="形狀1" draw:style-name="gr6" draw:text-style-name="P40" svg:width="9.623cm" svg:height="1.2cm" svg:x="3.219cm" svg:y="8.726cm"><text:p text:style-name="P39"><text:span text:style-name="T24">Write </text:span><text:span text:style-name="T25">VkSubpassDescription</text:span><text:span text:style-name="T24"> for necessary sub-</text:span><text:span text:style-name="T24"><text:line-break/></text:span><text:span text:style-name="T24">passes with necessary </text:span><text:span text:style-name="T25">VkAttachmentReference</text:span><text:span text:style-name="T26">s</text:span></text:p><draw:enhanced-geometry svg:viewBox="0 0 21600 21600" draw:mirror-horizontal="false" draw:mirror-vertical="false" draw:type="rectangle" draw:enhanced-path="M 0 0 L 21600 0 21600 21600 0 21600 0 0 Z N"/></draw:custom-shape><draw:line draw:name="形狀2" draw:style-name="gr2" draw:text-style-name="P38" svg:x1="8cm" svg:y1="7.631cm" svg:x2="8cm" svg:y2="7.131cm"><text:p/></draw:line><draw:custom-shape draw:name="形狀1" draw:style-name="gr3" draw:text-style-name="P40" svg:width="9.602cm" svg:height="0.641cm" svg:x="3.241cm" svg:y="7.625cm"><text:p text:style-name="P39"><text:span text:style-name="T24">Write </text:span><text:span text:style-name="T25">VkAttachmentReference</text:span><text:span text:style-name="T26">s</text:span><text:span text:style-name="T24"> for all descriptions</text:span></text:p><draw:enhanced-geometry svg:viewBox="0 0 21600 21600" draw:mirror-horizontal="false" draw:mirror-vertical="false" draw:type="rectangle" draw:enhanced-path="M 0 0 L 21600 0 21600 21600 0 21600 0 0 Z N"/></draw:custom-shape><draw:line draw:name="形狀2" draw:style-name="gr2" draw:text-style-name="P38" svg:x1="8cm" svg:y1="8.731cm" svg:x2="8cm" svg:y2="8.231cm"><text:p/></draw:line><draw:custom-shape draw:name="形狀1" draw:style-name="gr7" draw:text-style-name="P40" svg:width="9.623cm" svg:height="0.6cm" svg:x="3.219cm" svg:y="10.424cm"><text:p text:style-name="P39"><text:span text:style-name="T24">Write </text:span><text:span text:style-name="T25">VkSubpassDependency</text:span><text:span text:style-name="T26">s</text:span><text:span text:style-name="T24"> about subpasses</text:span></text:p><draw:enhanced-geometry svg:viewBox="0 0 21600 21600" draw:mirror-horizontal="false" draw:mirror-vertical="false" draw:type="rectangle" draw:enhanced-path="M 0 0 L 21600 0 21600 21600 0 21600 0 0 Z N"/></draw:custom-shape><draw:line draw:name="形狀2" draw:style-name="gr2" draw:text-style-name="P38" svg:x1="8cm" svg:y1="10.429cm" svg:x2="8cm" svg:y2="9.929cm"><text:p/></draw:line><draw:custom-shape draw:style-name="gr8" draw:text-style-name="P41" svg:width="0.5cm" svg:height="5.7cm" svg:x="2.542cm" svg:y="6.62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9" draw:text-style-name="P41" svg:width="0.401cm" svg:height="4.601cm" svg:x="13.041cm" svg:y="1.12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0" draw:text-style-name="P42" svg:width="3.901cm" svg:height="1.202cm" svg:x="13.041cm" svg:y="2.924cm"><draw:text-box><text:p text:style-name="P39"><text:span text:style-name="T27">Create command buffer and pool.</text:span></text:p></draw:text-box></draw:frame><draw:custom-shape draw:name="形狀1" draw:style-name="gr3" draw:text-style-name="P40" svg:width="9.602cm" svg:height="0.641cm" svg:x="3.241cm" svg:y="5.383cm"><text:p text:style-name="P39"><text:span text:style-name="T24">Create fence for it if necessary</text:span></text:p><draw:enhanced-geometry svg:viewBox="0 0 21600 21600" draw:mirror-horizontal="false" draw:mirror-vertical="false" draw:type="rectangle" draw:enhanced-path="M 0 0 L 21600 0 21600 21600 0 21600 0 0 Z N"/></draw:custom-shape><draw:line draw:name="形狀2" draw:style-name="gr2" draw:text-style-name="P38" svg:x1="8cm" svg:y1="6.529cm" svg:x2="8cm" svg:y2="6.029cm"><text:p/></draw:line><draw:line draw:name="形狀2" draw:style-name="gr2" draw:text-style-name="P38" svg:x1="8cm" svg:y1="11.531cm" svg:x2="8cm" svg:y2="11.031cm"><text:p/></draw:line><draw:custom-shape draw:name="形狀1" draw:style-name="gr11" draw:text-style-name="P40" svg:width="9.623cm" svg:height="1.301cm" svg:x="3.219cm" svg:y="13.425cm"><text:p text:style-name="P39"><text:span text:style-name="T24">Write </text:span><text:span text:style-name="T25">VkImageViewCreateInfo</text:span><text:span text:style-name="T24"> and bind with </text:span><text:span text:style-name="T24"><text:line-break/></text:span><text:span text:style-name="T24">target image and then create it.</text:span></text:p><draw:enhanced-geometry svg:viewBox="0 0 21600 21600" draw:mirror-horizontal="false" draw:mirror-vertical="false" draw:type="rectangle" draw:enhanced-path="M 0 0 L 21600 0 21600 21600 0 21600 0 0 Z N"/></draw:custom-shape><draw:line draw:name="形狀2" draw:style-name="gr2" draw:text-style-name="P38" svg:x1="8cm" svg:y1="15.231cm" svg:x2="8cm" svg:y2="14.731cm"><text:p/></draw:line><draw:custom-shape draw:name="形狀1" draw:style-name="gr11" draw:text-style-name="P40" svg:width="9.623cm" svg:height="1.301cm" svg:x="3.219cm" svg:y="15.226cm"><text:p text:style-name="P39"><text:span text:style-name="T24">Write </text:span><text:span text:style-name="T25">VkFramebufferCreateInfo</text:span><text:span text:style-name="T24"> with</text:span><text:span text:style-name="T24"><text:line-break/></text:span><text:span text:style-name="T24"> corresponding image views and then create it.</text:span></text:p><draw:enhanced-geometry svg:viewBox="0 0 21600 21600" draw:mirror-horizontal="false" draw:mirror-vertical="false" draw:type="rectangle" draw:enhanced-path="M 0 0 L 21600 0 21600 21600 0 21600 0 0 Z N"/></draw:custom-shape><draw:custom-shape draw:style-name="gr12" draw:text-style-name="P41" svg:width="0.401cm" svg:height="2.601cm" svg:x="13.041cm" svg:y="13.624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3" draw:text-style-name="P42" svg:width="3.1cm" svg:height="1.191cm" svg:x="12.942cm" svg:y="14.434cm"><draw:text-box><text:p text:style-name="P39"><text:span text:style-name="T27">Create Framebuffer</text:span></text:p></draw:text-box></draw:frame><draw:custom-shape draw:name="形狀1" draw:style-name="gr11" draw:text-style-name="P40" svg:width="9.623cm" svg:height="1.301cm" svg:x="3.219cm" svg:y="11.626cm"><text:p text:style-name="P39"><text:span text:style-name="T24">Write </text:span><text:span text:style-name="T25">VkRenderPassCreateInfo</text:span><text:span text:style-name="T24"> with previous</text:span><text:span text:style-name="T24"><text:line-break/></text:span><text:span text:style-name="T24"> prepared data and then create RenderPass <text:s/></text:span></text:p><draw:enhanced-geometry svg:viewBox="0 0 21600 21600" draw:mirror-horizontal="false" draw:mirror-vertical="false" draw:type="rectangle" draw:enhanced-path="M 0 0 L 21600 0 21600 21600 0 21600 0 0 Z N"/></draw:custom-shape><draw:line draw:name="形狀2" draw:style-name="gr2" draw:text-style-name="P38" svg:x1="8cm" svg:y1="13.431cm" svg:x2="8cm" svg:y2="12.931cm"><text:p/></draw:line></draw:g><draw:frame text:anchor-type="paragraph" draw:z-index="4" draw:name="形狀5" draw:style-name="gr51" draw:text-style-name="P42" svg:width="2.901cm" svg:height="1.378cm" svg:x="-0.46cm" svg:y="8.865cm"><draw:text-box><text:p text:style-name="P39"><text:span text:style-name="T27">Create RenderPass</text:span></text:p></draw:text-box></draw:frame>Create render flow(How to render your scen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8">Create resource (Vertex Buffers, Graphics Pipeline)</text:p>
                  <text:list>
                    <text:list-item>
                      <text:p text:style-name="P9"><draw:g text:anchor-type="paragraph" draw:z-index="1" draw:name="形狀3" draw:style-name="gr1"><draw:custom-shape draw:name="形狀1" draw:style-name="gr14" draw:text-style-name="P40" svg:width="10.701cm" svg:height="0.791cm" svg:x="3.175cm" svg:y="1.182cm"><text:p text:style-name="P39"><text:span text:style-name="T24">Write </text:span><text:span text:style-name="T25">VkBufferCreateInfo</text:span><text:span text:style-name="T24"> and then </text:span><text:span text:style-name="T25">VkBuffer</text:span><text:span text:style-name="T24">.</text:span></text:p><draw:enhanced-geometry svg:viewBox="0 0 21600 21600" draw:mirror-horizontal="false" draw:mirror-vertical="false" draw:type="rectangle" draw:enhanced-path="M 0 0 L 21600 0 21600 21600 0 21600 0 0 Z N"/></draw:custom-shape><draw:custom-shape draw:name="形狀1" draw:style-name="gr15" draw:text-style-name="P40" svg:width="10.701cm" svg:height="1.142cm" svg:x="3.175cm" svg:y="2.441cm"><text:p text:style-name="P39"><text:span text:style-name="T24">Write </text:span><text:span text:style-name="T25">VkMemoryAllocateInfo</text:span><text:span text:style-name="T24"> and then allocated </text:span><text:span text:style-name="T24"><text:line-break/></text:span><text:span text:style-name="T25">VkDeviceMemory</text:span><text:span text:style-name="T24"> from suitable type of device memory.</text:span></text:p><draw:enhanced-geometry svg:viewBox="0 0 21600 21600" draw:mirror-horizontal="false" draw:mirror-vertical="false" draw:type="rectangle" draw:enhanced-path="M 0 0 L 21600 0 21600 21600 0 21600 0 0 Z N"/></draw:custom-shape><draw:line draw:name="形狀2" draw:style-name="gr2" draw:text-style-name="P38" svg:x1="8.575cm" svg:y1="2.482cm" svg:x2="8.575cm" svg:y2="1.982cm"><text:p/></draw:line><draw:custom-shape draw:name="形狀1" draw:style-name="gr16" draw:text-style-name="P40" svg:width="10.701cm" svg:height="0.641cm" svg:x="3.175cm" svg:y="4.041cm"><text:p text:style-name="P39"><text:span text:style-name="T24">Bind device memory to buffer.</text:span></text:p><draw:enhanced-geometry svg:viewBox="0 0 21600 21600" draw:mirror-horizontal="false" draw:mirror-vertical="false" draw:type="rectangle" draw:enhanced-path="M 0 0 L 21600 0 21600 21600 0 21600 0 0 Z N"/></draw:custom-shape><draw:line draw:name="形狀2" draw:style-name="gr2" draw:text-style-name="P38" svg:x1="8.575cm" svg:y1="4.084cm" svg:x2="8.575cm" svg:y2="3.584cm"><text:p/></draw:line></draw:g>Vertex Buffer<text:line-break/><text:line-break/><text:line-break/><text:line-break/><text:line-break/><text:line-break/><text:line-break/><text:line-break/> <text:s text:c="101"/><text:line-break/> <text:s text:c="84"/><text:line-break/><text:line-break/></text:p>
                    </text:list-item>
                    <text:list-item>
                      <text:p text:style-name="P10"><text:soft-page-break/>Graphics Pipeline.<text:line-break/></text:p>
                      <text:p text:style-name="P33"><draw:g text:anchor-type="paragraph" draw:z-index="2" draw:name="形狀3" draw:style-name="gr1"><draw:custom-shape draw:name="形狀1" draw:style-name="gr17" draw:text-style-name="P40" svg:width="13.101cm" svg:height="0.8cm" svg:x="3cm" svg:y="0.002cm"><text:p text:style-name="P39"><text:span text:style-name="T24">Write </text:span><text:span text:style-name="T25">VkVertexInputBindingDescription</text:span><text:span text:style-name="T24">s for all vertex attributes</text:span></text:p><draw:enhanced-geometry svg:viewBox="0 0 21600 21600" draw:mirror-horizontal="false" draw:mirror-vertical="false" draw:type="rectangle" draw:enhanced-path="M 0 0 L 21600 0 21600 21600 0 21600 0 0 Z N"/></draw:custom-shape><draw:custom-shape draw:name="形狀1" draw:style-name="gr18" draw:text-style-name="P40" svg:width="13.112cm" svg:height="0.701cm" svg:x="2.99cm" svg:y="1.302cm"><text:p text:style-name="P39"><text:span text:style-name="T24">Write </text:span><text:span text:style-name="T28">VkVertexInputAttributeDescriptions</text:span><text:span text:style-name="T24"> for all vertex attributes</text:span></text:p><draw:enhanced-geometry svg:viewBox="0 0 21600 21600" draw:mirror-horizontal="false" draw:mirror-vertical="false" draw:type="rectangle" draw:enhanced-path="M 0 0 L 21600 0 21600 21600 0 21600 0 0 Z N"/></draw:custom-shape><draw:custom-shape draw:name="形狀1" draw:style-name="gr19" draw:text-style-name="P40" svg:width="13.11cm" svg:height="1.091cm" svg:x="3cm" svg:y="2.501cm"><text:p text:style-name="P39"><text:span text:style-name="T24">Write </text:span><text:span text:style-name="T28">VkPipelineVertexInputStateCreateInfo</text:span><text:span text:style-name="T24"> with binding and </text:span><text:span text:style-name="T24"><text:line-break/></text:span><text:span text:style-name="T24">attribute descriptions.</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1.302cm" svg:x2="9.5cm" svg:y2="0.802cm"><text:p/></draw:line><draw:line draw:name="形狀2" draw:style-name="gr2" draw:text-style-name="P38" svg:x1="9.5cm" svg:y1="2.502cm" svg:x2="9.5cm" svg:y2="2.002cm"><text:p/></draw:line><draw:custom-shape draw:name="形狀1" draw:style-name="gr19" draw:text-style-name="P40" svg:width="13.11cm" svg:height="1.091cm" svg:x="3cm" svg:y="4.101cm"><text:p text:style-name="P39"><text:span text:style-name="T24">Write </text:span><text:span text:style-name="T28">VkPipelineInputAssemblyStateCreateInfo</text:span><text:span text:style-name="T24"> to specify </text:span><text:span text:style-name="T24"><text:line-break/></text:span><text:span text:style-name="T24">primitive topology</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4.102cm" svg:x2="9.5cm" svg:y2="3.602cm"><text:p/></draw:line><draw:custom-shape draw:name="形狀1" draw:style-name="gr19" draw:text-style-name="P40" svg:width="13.11cm" svg:height="1.091cm" svg:x="3cm" svg:y="5.701cm"><text:p text:style-name="P39"><text:span text:style-name="T24">Write </text:span><text:span text:style-name="T28">VkPipelineTessellationStateCreateInfo</text:span><text:span text:style-name="T24"> to specify </text:span><text:span text:style-name="T24"><text:line-break/></text:span><text:span text:style-name="T24">tessellation controlling pts.</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5.702cm" svg:x2="9.5cm" svg:y2="5.202cm"><text:p/></draw:line><draw:custom-shape draw:name="形狀1" draw:style-name="gr19" draw:text-style-name="P40" svg:width="13.11cm" svg:height="1.091cm" svg:x="3cm" svg:y="7.301cm"><text:p text:style-name="P39"><text:span text:style-name="T24">Write </text:span><text:span text:style-name="T28">VkDescriptorSetLayoutBinding</text:span><text:span text:style-name="T29">s</text:span><text:span text:style-name="T24"> to layout </text:span><text:span text:style-name="T24"><text:line-break/></text:span><text:span text:style-name="T24">each uniform variable.</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7.302cm" svg:x2="9.5cm" svg:y2="6.802cm"><text:p/></draw:line><draw:custom-shape draw:style-name="gr20" draw:text-style-name="P41" svg:width="0.401cm" svg:height="4.5cm" svg:x="2.499cm" svg:y="0.40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21" draw:text-style-name="P43" svg:width="2.901cm" svg:height="1.241cm" svg:x="0cm" svg:y="1.902cm"><draw:text-box><text:p text:style-name="P39"><text:span text:style-name="T27">Specify vertex attribute</text:span></text:p></draw:text-box></draw:frame><draw:line draw:name="形狀2" draw:style-name="gr2" draw:text-style-name="P38" svg:x1="9.5cm" svg:y1="8.903cm" svg:x2="9.5cm" svg:y2="8.403cm"><text:p/></draw:line><draw:custom-shape draw:name="形狀1" draw:style-name="gr19" draw:text-style-name="P40" svg:width="13.11cm" svg:height="1.091cm" svg:x="3cm" svg:y="8.903cm"><text:p text:style-name="P39"><text:span text:style-name="T24">Write </text:span><text:span text:style-name="T28">VkDescriptorSetLayoutCreateInfo</text:span><text:span text:style-name="T29">s</text:span><text:span text:style-name="T24"> with layouts binding </text:span><text:span text:style-name="T24"><text:line-break/></text:span><text:span text:style-name="T24">in this set.</text:span></text:p><draw:enhanced-geometry svg:viewBox="0 0 21600 21600" draw:mirror-horizontal="false" draw:mirror-vertical="false" draw:type="rectangle" draw:enhanced-path="M 0 0 L 21600 0 21600 21600 0 21600 0 0 Z N"/></draw:custom-shape><draw:custom-shape draw:name="形狀1" draw:style-name="gr22" draw:text-style-name="P40" svg:width="13.11cm" svg:height="0.701cm" svg:x="3cm" svg:y="10.502cm"><text:p text:style-name="P39"><text:span text:style-name="T24">Create </text:span><text:span text:style-name="T28">VkDescriptorSetLayout </text:span><text:span text:style-name="T29">for this descriptor set.</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10.502cm" svg:x2="9.5cm" svg:y2="10.002cm"><text:p/></draw:line><draw:custom-shape draw:name="形狀1" draw:style-name="gr18" draw:text-style-name="P40" svg:width="13.112cm" svg:height="0.701cm" svg:x="2.9cm" svg:y="11.702cm"><text:p text:style-name="P39"><text:span text:style-name="T29">Collect all using uniform types via </text:span><text:span text:style-name="T28">VkDescriptorPoolSize</text:span><text:span text:style-name="T29">s.</text:span></text:p><draw:enhanced-geometry svg:viewBox="0 0 21600 21600" draw:mirror-horizontal="false" draw:mirror-vertical="false" draw:type="rectangle" draw:enhanced-path="M 0 0 L 21600 0 21600 21600 0 21600 0 0 Z N"/></draw:custom-shape><draw:frame draw:style-name="gr23" draw:text-style-name="P43" svg:width="2.901cm" svg:height="2.167cm" svg:x="16.499cm" svg:y="8.301cm"><draw:text-box><text:p text:style-name="P39"><text:span text:style-name="T27">Specify uniform layout sets, set can be 1...n</text:span></text:p></draw:text-box></draw:frame><draw:custom-shape draw:name="形狀1" draw:style-name="gr18" draw:text-style-name="P40" svg:width="13.112cm" svg:height="0.701cm" svg:x="2.9cm" svg:y="12.901cm"><text:p text:style-name="P39"><text:span text:style-name="T24">Write </text:span><text:span text:style-name="T28">VkDescriptorPoolCreateInfo</text:span><text:span text:style-name="T29"> for creating descriptor pool.</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12.902cm" svg:x2="9.5cm" svg:y2="12.402cm"><text:p/></draw:line><draw:custom-shape draw:name="形狀1" draw:style-name="gr24" draw:text-style-name="P40" svg:width="13.112cm" svg:height="1.068cm" svg:x="2.9cm" svg:y="14.134cm"><text:p text:style-name="P39"><text:span text:style-name="T24">Write </text:span><text:span text:style-name="T28">VkDescriptorSetAllocateInfo</text:span><text:span text:style-name="T29"> for allocating all descriptor sets </text:span><text:span text:style-name="T29"><text:line-break/></text:span><text:span text:style-name="T29">from pool.</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14.103cm" svg:x2="9.5cm" svg:y2="13.603cm"><text:p/></draw:line><draw:line draw:name="形狀2" draw:style-name="gr2" draw:text-style-name="P38" svg:x1="9.5cm" svg:y1="11.704cm" svg:x2="9.5cm" svg:y2="11.204cm"><text:p/></draw:line><draw:custom-shape draw:style-name="gr25" draw:text-style-name="P41" svg:width="0.313cm" svg:height="1.301cm" svg:x="2.499cm" svg:y="12.102cm"><text:p/><draw:enhanced-geometry svg:viewBox="0 0 21600 21600" draw:glue-points="21600 0 0 10800 21600 21600" draw:text-areas="13800 ?f9 21600 ?f10" draw:type="left-brace" draw:modifiers="1800 9919.3846153846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26" draw:text-style-name="P41" svg:width="0.401cm" svg:height="3.2cm" svg:x="16.2cm" svg:y="7.802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draw:name="形狀1" draw:style-name="gr27" draw:text-style-name="P40" svg:width="13.112cm" svg:height="1.668cm" svg:x="2.9cm" svg:y="15.635cm"><text:p text:style-name="P39"><text:span text:style-name="T24">Write </text:span><text:span text:style-name="T28">VkDescriptor[DataType]Info</text:span><text:span text:style-name="T29"> for all uniform variables in target </text:span><text:span text:style-name="T29"><text:line-break/></text:span><text:span text:style-name="T29">set to link buffer and then <text:s/></text:span><text:span text:style-name="T28">VkWriteDescriptorSet </text:span><text:span text:style-name="T29">for every uniform</text:span><text:span text:style-name="T29"><text:line-break/></text:span><text:span text:style-name="T29"> variables.</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15.702cm" svg:x2="9.5cm" svg:y2="15.202cm"><text:p/></draw:line><draw:custom-shape draw:name="形狀1" draw:style-name="gr18" draw:text-style-name="P40" svg:width="13.112cm" svg:height="0.701cm" svg:x="2.9cm" svg:y="17.801cm"><text:p text:style-name="P39"><text:span text:style-name="T24">Link uniform variable in the descriptor sets and buffer.</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17.802cm" svg:x2="9.5cm" svg:y2="17.302cm"><text:p/></draw:line><draw:custom-shape draw:style-name="gr28" draw:text-style-name="P41" svg:width="0.401cm" svg:height="3.599cm" svg:x="16.201cm" svg:y="14.6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29" draw:text-style-name="P42" svg:width="2.901cm" svg:height="1.5cm" svg:x="16.401cm" svg:y="15.702cm"><draw:text-box><text:p text:style-name="P39"><text:span text:style-name="T30">Bind resource descriptor set </text:span></text:p></draw:text-box></draw:frame><draw:custom-shape draw:name="形狀1" draw:style-name="gr30" draw:text-style-name="P40" svg:width="13.112cm" svg:height="1.8cm" svg:x="2.9cm" svg:y="19.003cm"><text:p text:style-name="P39"><text:span text:style-name="T24">Load vert and frag spin-v binary files and then write for </text:span><text:span text:style-name="T24"><text:line-break/></text:span><text:span text:style-name="T24">writing </text:span><text:span text:style-name="T28">VkShaderModuleCreateInfo</text:span><text:span text:style-name="T29">s</text:span><text:span text:style-name="T24"> and then write </text:span><text:span text:style-name="T24"><text:line-break/></text:span><text:span text:style-name="T28">VkPipelineShaderStageCreateInfo</text:span><text:span text:style-name="T29">s.</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19.003cm" svg:x2="9.5cm" svg:y2="18.503cm"><text:p/></draw:line><draw:custom-shape draw:name="形狀1" draw:style-name="gr31" draw:text-style-name="P40" svg:width="13.112cm" svg:height="1.2cm" svg:x="2.889cm" svg:y="21.303cm"><text:p text:style-name="P39"><text:span text:style-name="T24">Write all pipeline states (Viewport, Rasterization, MultipleSampler, </text:span><text:span text:style-name="T24"><text:line-break/></text:span><text:span text:style-name="T24">DepthStencil, </text:span><text:span text:style-name="T29">ColorBlend</text:span><text:span text:style-name="T24">) infos.</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21.302cm" svg:x2="9.5cm" svg:y2="20.802cm"><text:p/></draw:line><draw:custom-shape draw:name="形狀1" draw:style-name="gr32" draw:text-style-name="P40" svg:width="13.112cm" svg:height="1.001cm" svg:x="2.9cm" svg:y="23.001cm"><text:p text:style-name="P39"><text:span text:style-name="T24">Collect </text:span><text:span text:style-name="T28">VkDynamicState</text:span><text:span text:style-name="T29">s and write then</text:span><text:span text:style-name="T29"><text:line-break/></text:span><text:span text:style-name="T28">VkPipelineDynamicStateCreateInfo</text:span><text:span text:style-name="T29">.</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23.002cm" svg:x2="9.5cm" svg:y2="22.502cm"><text:p/></draw:line><draw:custom-shape draw:name="形狀1" draw:style-name="gr33" draw:text-style-name="P40" svg:width="13.112cm" svg:height="0.6cm" svg:x="2.889cm" svg:y="24.502cm"><text:p text:style-name="P39"><text:span text:style-name="T29">Write </text:span><text:span text:style-name="T28">VkPipelineLayoutCreateInfo</text:span><text:span text:style-name="T29">s with </text:span><text:span text:style-name="T28">VkDescriptorSetLayout</text:span><text:span text:style-name="T29">.</text:span></text:p><draw:enhanced-geometry svg:viewBox="0 0 21600 21600" draw:mirror-horizontal="false" draw:mirror-vertical="false" draw:type="rectangle" draw:enhanced-path="M 0 0 L 21600 0 21600 21600 0 21600 0 0 Z N"/></draw:custom-shape><draw:line draw:name="形狀2" draw:style-name="gr2" draw:text-style-name="P38" svg:x1="9.5cm" svg:y1="24.502cm" svg:x2="9.5cm" svg:y2="24.002cm"><text:p/></draw:line><draw:line draw:name="形狀2" draw:style-name="gr2" draw:text-style-name="P38" svg:x1="9.5cm" svg:y1="25.602cm" svg:x2="9.5cm" svg:y2="25.102cm"><text:p/></draw:line><draw:custom-shape draw:name="形狀1" draw:style-name="gr18" draw:text-style-name="P40" svg:width="13.112cm" svg:height="0.701cm" svg:x="2.9cm" svg:y="25.702cm"><text:p text:style-name="P39"><text:span text:style-name="T29">Write </text:span><text:span text:style-name="T28">VkGraphicsPipelineCreateInfo</text:span><text:span text:style-name="T29"> and then create </text:span><text:span text:style-name="T28">VkPipeline</text:span><text:span text:style-name="T29">.</text:span></text:p><draw:enhanced-geometry svg:viewBox="0 0 21600 21600" draw:mirror-horizontal="false" draw:mirror-vertical="false" draw:type="rectangle" draw:enhanced-path="M 0 0 L 21600 0 21600 21600 0 21600 0 0 Z N"/></draw:custom-shape><draw:custom-shape draw:style-name="gr34" draw:text-style-name="P41" svg:width="0.313cm" svg:height="6.201cm" svg:x="2.501cm" svg:y="19.902cm"><text:p/><draw:enhanced-geometry svg:viewBox="0 0 21600 21600" draw:glue-points="21600 0 0 10800 21600 21600" draw:text-areas="13800 ?f9 21600 ?f10" draw:type="left-brace" draw:modifiers="1800 9919.38461538462"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g><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oft-page-break/> <text:s text:c="149"/><text:line-break/> <text:s text:c="9"/></text:p>
                    </text:list-item>
                    <text:list-item>
                      <text:p text:style-name="P34"><text:s text:c="7"/>Create Image</text:p>
                    </text:list-item>
                  </text:list>
                </text:list-item>
              </text:list>
            </text:list-item>
            <text:list-item>
              <text:p text:style-name="P11"><draw:g text:anchor-type="paragraph" draw:z-index="3" draw:name="形狀4" draw:style-name="gr1"><draw:custom-shape draw:name="形狀1" draw:style-name="gr35" draw:text-style-name="P44" svg:width="13.323cm" svg:height="0.706cm" svg:x="2.489cm" svg:y="0.931cm"><text:p text:style-name="P39"><text:span text:style-name="T31">Write </text:span><text:span text:style-name="T32">VkCommandBufferBeginInfo</text:span><text:span text:style-name="T33">s and the begin command buffer</text:span></text:p><draw:enhanced-geometry svg:viewBox="0 0 21600 21600" draw:mirror-horizontal="false" draw:mirror-vertical="false" draw:type="rectangle" draw:enhanced-path="M 0 0 L 21600 0 21600 21600 0 21600 0 0 Z N"/></draw:custom-shape><draw:line draw:name="形狀2" draw:style-name="gr2" draw:text-style-name="P38" svg:x1="9.174cm" svg:y1="2.137cm" svg:x2="9.174cm" svg:y2="1.637cm"><text:p/></draw:line><draw:custom-shape draw:name="形狀1" draw:style-name="gr36" draw:text-style-name="P40" svg:width="13.327cm" svg:height="0.717cm" svg:x="2.486cm" svg:y="2.215cm"><text:p text:style-name="P39"><text:span text:style-name="T24">Write </text:span><text:span text:style-name="T25">VkRenderPassBeginInfo</text:span><text:span text:style-name="T24"> and then begin RenderPass</text:span></text:p><draw:enhanced-geometry svg:viewBox="0 0 21600 21600" draw:mirror-horizontal="false" draw:mirror-vertical="false" draw:type="rectangle" draw:enhanced-path="M 0 0 L 21600 0 21600 21600 0 21600 0 0 Z N"/></draw:custom-shape><draw:line draw:name="形狀2" draw:style-name="gr2" draw:text-style-name="P38" svg:x1="9.114cm" svg:y1="3.465cm" svg:x2="9.114cm" svg:y2="2.965cm"><text:p/></draw:line><draw:custom-shape draw:name="形狀1" draw:style-name="gr37" draw:text-style-name="P40" svg:width="7.901cm" svg:height="0.71cm" svg:x="7.911cm" svg:y="3.422cm"><text:p text:style-name="P39"><text:span text:style-name="T24">Set DynamicState</text:span></text:p><draw:enhanced-geometry svg:viewBox="0 0 21600 21600" draw:mirror-horizontal="false" draw:mirror-vertical="false" draw:type="rectangle" draw:enhanced-path="M 0 0 L 21600 0 21600 21600 0 21600 0 0 Z N"/></draw:custom-shape><draw:custom-shape draw:name="形狀1" draw:style-name="gr38" draw:text-style-name="P40" svg:width="8cm" svg:height="0.8cm" svg:x="7.813cm" svg:y="5.843cm"><text:p text:style-name="P39"><text:span text:style-name="T24">Bind DescriptorSet(Use target descriptor )</text:span></text:p><draw:enhanced-geometry svg:viewBox="0 0 21600 21600" draw:mirror-horizontal="false" draw:mirror-vertical="false" draw:type="rectangle" draw:enhanced-path="M 0 0 L 21600 0 21600 21600 0 21600 0 0 Z N"/></draw:custom-shape><draw:custom-shape draw:name="形狀1" draw:style-name="gr39" draw:text-style-name="P40" svg:width="7.901cm" svg:height="0.699cm" svg:x="7.911cm" svg:y="4.632cm"><text:p text:style-name="P39"><text:span text:style-name="T24">Bind GraphicsPipeline</text:span></text:p><draw:enhanced-geometry svg:viewBox="0 0 21600 21600" draw:mirror-horizontal="false" draw:mirror-vertical="false" draw:type="rectangle" draw:enhanced-path="M 0 0 L 21600 0 21600 21600 0 21600 0 0 Z N"/></draw:custom-shape><draw:line draw:name="形狀2" draw:style-name="gr2" draw:text-style-name="P38" svg:x1="12.112cm" svg:y1="5.832cm" svg:x2="12.118cm" svg:y2="5.332cm"><text:p/></draw:line><draw:custom-shape draw:name="形狀1" draw:style-name="gr40" draw:text-style-name="P40" svg:width="8cm" svg:height="0.699cm" svg:x="7.813cm" svg:y="7.232cm"><text:p text:style-name="P39"><text:span text:style-name="T24">Bind Vertex &amp; Indice Buffer</text:span></text:p><draw:enhanced-geometry svg:viewBox="0 0 21600 21600" draw:mirror-horizontal="false" draw:mirror-vertical="false" draw:type="rectangle" draw:enhanced-path="M 0 0 L 21600 0 21600 21600 0 21600 0 0 Z N"/></draw:custom-shape><draw:custom-shape draw:name="形狀1" draw:style-name="gr40" draw:text-style-name="P40" svg:width="8cm" svg:height="0.699cm" svg:x="7.813cm" svg:y="8.532cm"><text:p text:style-name="P39"><text:span text:style-name="T24">Draw</text:span></text:p><draw:enhanced-geometry svg:viewBox="0 0 21600 21600" draw:mirror-horizontal="false" draw:mirror-vertical="false" draw:type="rectangle" draw:enhanced-path="M 0 0 L 21600 0 21600 21600 0 21600 0 0 Z N"/></draw:custom-shape><draw:line draw:name="形狀2" draw:style-name="gr2" draw:text-style-name="P38" svg:x1="12.112cm" svg:y1="7.163cm" svg:x2="12.112cm" svg:y2="6.663cm"><text:p/></draw:line><draw:custom-shape draw:name="形狀3" draw:style-name="gr41" draw:text-style-name="P40" svg:width="7.383cm" svg:height="1.8cm" svg:x="8.412cm" svg:y="9.832cm"><text:p text:style-name="P39"><text:span text:style-name="T24">Do we have to draw </text:span><text:span text:style-name="T24"><text:line-break/></text:span><text:span text:style-name="T24">next object? </text:span></text:p><draw:enhanced-geometry svg:viewBox="0 0 21600 21600" draw:glue-points="10800 0 0 10800 10800 21600 21600 10800" draw:text-areas="5400 5400 16200 16200" draw:type="diamond" draw:enhanced-path="M 10800 0 L 21600 10800 10800 21600 0 10800 10800 0 Z N"/></draw:custom-shape><draw:line draw:name="形狀2" draw:style-name="gr2" draw:text-style-name="P38" svg:x1="12.112cm" svg:y1="9.832cm" svg:x2="12.112cm" svg:y2="9.232cm"><text:p/></draw:line><draw:line draw:name="形狀5" draw:style-name="gr42" draw:text-style-name="P45" svg:x1="3.415cm" svg:y1="10.732cm" svg:x2="3.515cm" svg:y2="3.203cm"><text:p/></draw:line><draw:custom-shape draw:name="形狀3" draw:style-name="gr43" draw:text-style-name="P40" svg:width="6.714cm" svg:height="1.802cm" svg:x="12.612cm" svg:y="11.53cm"><text:p text:style-name="P39"><text:span text:style-name="T24">Do we have next subpass ?</text:span></text:p><draw:enhanced-geometry svg:viewBox="0 0 21600 21600" draw:glue-points="10800 0 0 10800 10800 21600 21600 10800" draw:text-areas="5400 5400 16200 16200" draw:type="diamond" draw:enhanced-path="M 10800 0 L 21600 10800 10800 21600 0 10800 10800 0 Z N"/></draw:custom-shape><draw:line draw:name="形狀2" draw:style-name="gr2" draw:text-style-name="P38" svg:x1="16.002cm" svg:y1="11.528cm" svg:x2="16.013cm" svg:y2="10.728cm"><text:p/></draw:line><draw:line draw:name="形狀5" draw:style-name="gr42" draw:text-style-name="P45" svg:x1="2.012cm" svg:y1="12.329cm" svg:x2="2.112cm" svg:y2="3.175cm"><text:p/></draw:line><draw:frame draw:name="形狀7" draw:style-name="gr44" draw:text-style-name="P47" svg:width="1.791cm" svg:height="0.816cm" svg:x="16.322cm" svg:y="10.216cm"><draw:text-box><text:p text:style-name="P46"><text:span text:style-name="T24">No</text:span></text:p></draw:text-box></draw:frame><draw:frame draw:name="形狀7" draw:style-name="gr44" draw:text-style-name="P47" svg:width="1.352cm" svg:height="0.816cm" svg:x="17.011cm" svg:y="13.231cm"><draw:text-box><text:p text:style-name="P46"><text:span text:style-name="T24">No</text:span></text:p></draw:text-box></draw:frame><draw:line draw:name="形狀2" draw:style-name="gr2" draw:text-style-name="P38" svg:x1="16.012cm" svg:y1="13.832cm" svg:x2="16.012cm" svg:y2="13.332cm"><text:p/></draw:line><draw:custom-shape draw:name="形狀1" draw:style-name="gr45" draw:text-style-name="P40" svg:width="13.542cm" svg:height="0.743cm" svg:x="2.412cm" svg:y="13.889cm"><text:p text:style-name="P39"><text:span text:style-name="T24">End Render Pass</text:span></text:p><draw:enhanced-geometry svg:viewBox="0 0 21600 21600" draw:mirror-horizontal="false" draw:mirror-vertical="false" draw:type="rectangle" draw:enhanced-path="M 0 0 L 21600 0 21600 21600 0 21600 0 0 Z N"/></draw:custom-shape><draw:custom-shape draw:name="形狀1" draw:style-name="gr46" draw:text-style-name="P40" svg:width="13.567cm" svg:height="0.706cm" svg:x="2.445cm" svg:y="15.13cm"><text:p text:style-name="P39"><text:span text:style-name="T24">End Command Buffer</text:span></text:p><draw:enhanced-geometry svg:viewBox="0 0 21600 21600" draw:mirror-horizontal="false" draw:mirror-vertical="false" draw:type="rectangle" draw:enhanced-path="M 0 0 L 21600 0 21600 21600 0 21600 0 0 Z N"/></draw:custom-shape><draw:line draw:name="形狀2" draw:style-name="gr2" draw:text-style-name="P38" svg:x1="9.312cm" svg:y1="15.132cm" svg:x2="9.312cm" svg:y2="14.632cm"><text:p/></draw:line><draw:custom-shape draw:name="形狀1" draw:style-name="gr47" draw:text-style-name="P40" svg:width="13.6cm" svg:height="0.745cm" svg:x="2.412cm" svg:y="16.386cm"><text:p text:style-name="P39"><text:span text:style-name="T24">Write </text:span><text:span text:style-name="T25">VkSubmitInfo</text:span><text:span text:style-name="T24"> and then submit to queue</text:span></text:p><draw:enhanced-geometry svg:viewBox="0 0 21600 21600" draw:mirror-horizontal="false" draw:mirror-vertical="false" draw:type="rectangle" draw:enhanced-path="M 0 0 L 21600 0 21600 21600 0 21600 0 0 Z N"/></draw:custom-shape><draw:line draw:name="形狀2" draw:style-name="gr2" draw:text-style-name="P38" svg:x1="9.312cm" svg:y1="16.365cm" svg:x2="9.312cm" svg:y2="15.865cm"><text:p/></draw:line><draw:custom-shape draw:name="形狀1" draw:style-name="gr48" draw:text-style-name="P40" svg:width="13.569cm" svg:height="0.745cm" svg:x="2.412cm" svg:y="17.686cm"><text:p text:style-name="P39"><text:span text:style-name="T24">Wait fence about submit to queue and then reset it</text:span></text:p><draw:enhanced-geometry svg:viewBox="0 0 21600 21600" draw:mirror-horizontal="false" draw:mirror-vertical="false" draw:type="rectangle" draw:enhanced-path="M 0 0 L 21600 0 21600 21600 0 21600 0 0 Z N"/></draw:custom-shape><draw:line draw:name="形狀2" draw:style-name="gr2" draw:text-style-name="P38" svg:x1="9.312cm" svg:y1="17.631cm" svg:x2="9.312cm" svg:y2="17.131cm"><text:p/></draw:line><draw:custom-shape draw:name="形狀1" draw:style-name="gr49" draw:text-style-name="P40" svg:width="13.6cm" svg:height="0.699cm" svg:x="2.412cm" svg:y="18.931cm"><text:p text:style-name="P39"><text:span text:style-name="T24">Write </text:span><text:span text:style-name="T25">VkPresentInfoKHR</text:span><text:span text:style-name="T24"> and then call queue present.</text:span></text:p><draw:enhanced-geometry svg:viewBox="0 0 21600 21600" draw:mirror-horizontal="false" draw:mirror-vertical="false" draw:type="rectangle" draw:enhanced-path="M 0 0 L 21600 0 21600 21600 0 21600 0 0 Z N"/></draw:custom-shape><draw:line draw:name="形狀2" draw:style-name="gr2" draw:text-style-name="P38" svg:x1="9.312cm" svg:y1="18.931cm" svg:x2="9.312cm" svg:y2="18.431cm"><text:p/></draw:line><draw:line draw:name="形狀4" draw:style-name="gr50" draw:text-style-name="P38" svg:x1="12.612cm" svg:y1="12.432cm" svg:x2="2.012cm" svg:y2="12.332cm"><text:p/></draw:line><draw:line draw:name="形狀4" draw:style-name="gr50" draw:text-style-name="P48" svg:x1="8.515cm" svg:y1="10.728cm" svg:x2="3.415cm" svg:y2="10.728cm"><text:p/></draw:line><draw:frame draw:name="形狀7" draw:style-name="gr44" draw:text-style-name="P47" svg:width="1.791cm" svg:height="0.816cm" svg:x="6.712cm" svg:y="9.832cm"><draw:text-box><text:p text:style-name="P46"><text:span text:style-name="T24">Yes</text:span></text:p></draw:text-box></draw:frame><draw:frame draw:name="形狀7" draw:style-name="gr44" draw:text-style-name="P47" svg:width="1.791cm" svg:height="0.816cm" svg:x="6.813cm" svg:y="11.516cm"><draw:text-box><text:p text:style-name="P46"><text:span text:style-name="T24">Yes</text:span></text:p></draw:text-box></draw:frame><draw:line draw:name="形狀2" draw:style-name="gr2" draw:text-style-name="P38" svg:x1="12.112cm" svg:y1="4.631cm" svg:x2="12.112cm" svg:y2="4.131cm"><text:p/></draw:line><draw:line draw:name="形狀2" draw:style-name="gr2" draw:text-style-name="P38" svg:x1="8.915cm" svg:y1="3.232cm" svg:x2="2.115cm" svg:y2="3.232cm"><text:p/></draw:line><draw:line draw:name="形狀2" draw:style-name="gr2" draw:text-style-name="P38" svg:x1="12.112cm" svg:y1="8.463cm" svg:x2="12.112cm" svg:y2="7.963cm"><text:p/></draw:line><draw:line draw:name="形狀4" draw:style-name="gr50" draw:text-style-name="P48" svg:x1="16.012cm" svg:y1="10.728cm" svg:x2="15.712cm" svg:y2="10.728cm"><text:p/></draw:line></draw:g><text:span text:style-name="T2">Per Frame</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 <text:line-break/><text:line-break/></text:p>
            </text:list-item>
          </text:list>
        </text:list-item>
      </text:list>
      <text:p text:style-name="P4"><text:soft-page-break/></text:p>
      <text:list xml:id="list11420363513020" text:continue-numbering="true" text:style-name="L1">
        <text:list-item>
          <text:p text:style-name="P12">Necessary Component. <text:s text:c="68"/></text:p>
          <text:p text:style-name="P12"/>
          <text:list>
            <text:list-item>
              <text:p text:style-name="P13"><text:bookmark-start text:name="Command Pool &amp; Command Buffer"/>Command <text:span text:style-name="T3">Pool &amp; Command</text:span> Buffer<text:bookmark-end text:name="Command Pool &amp; Command Buffer"/></text:p>
              <text:p text:style-name="P13"/>
              <text:p text:style-name="P19"><text:s text:c="4"/>Command buffer is used to record command sequence that we called for rendering. For example, commands for enabling vertex buffer, indice buffer, binding uniform buffer and drawing object. Command pool is the storage of command buffer. Sub chapters from 2.1.1 to 2.1.4 describe how to create pool and then allocate buffer for using. <text:s/>Sub chapter from 2.1.5 to 2.1.7 describe how to use command buffer when rendering a frame.</text:p>
              <text:p text:style-name="P19"><text:s text:c="60"/></text:p>
              <text:list>
                <text:list-item>
                  <text:p text:style-name="P29"><text:span text:style-name="T16">Write </text:span><text:span text:style-name="T14">VkCommandPoolCreateInfo.</text:span></text:p>
                </text:list-item>
                <text:list-item>
                  <text:p text:style-name="P20">Create command pool. <text:s text:c="85"/></text:p>
                </text:list-item>
                <text:list-item>
                  <text:p text:style-name="P30"><text:span text:style-name="T17">Write </text:span><text:span text:style-name="T14">VkCommandBufferAllocateInfo.</text:span></text:p>
                </text:list-item>
                <text:list-item>
                  <text:p text:style-name="P31"><text:span text:style-name="T17">Allocate command buffer.</text:span><text:span text:style-name="T5"> </text:span></text:p>
                </text:list-item>
                <text:list-item>
                  <text:p text:style-name="P31"><text:span text:style-name="T6">Write</text:span><text:span text:style-name="T4"> <text:s/></text:span><text:span text:style-name="T15">VkCommandBufferBeginInfo <text:s text:c="14"/></text:span></text:p>
                </text:list-item>
                <text:list-item>
                  <text:p text:style-name="P31"><text:span text:style-name="T6">Begin</text:span><text:span text:style-name="T4"> </text:span><text:span text:style-name="T6">command buffer.</text:span></text:p>
                </text:list-item>
                <text:list-item>
                  <text:p text:style-name="P21">End command buffer. </text:p>
                  <text:p text:style-name="P14"><text:s text:c="115"/></text:p>
                </text:list-item>
              </text:list>
            </text:list-item>
            <text:list-item>
              <text:p text:style-name="P15">Render Pass.</text:p>
              <text:p text:style-name="P15"/>
              <text:p text:style-name="P22"><text:s text:c="4"/>Render pass is used to tell us how to draw scene. <text:s/>For creating render pass, we need to write creating information. <text:span text:style-name="T19">We list all things for creating information as follow:</text:span></text:p>
              <text:p text:style-name="P22"/>
              <text:p text:style-name="P35"><text:span text:style-name="T9">* W</text:span><text:span text:style-name="T7">e need to describe all necessary attachments and write into creating information. </text:span></text:p>
              <text:p text:style-name="P36"><text:span text:style-name="T9">* W</text:span><text:span text:style-name="T7">e need to describe all sub-passes in this render pass. Sub-pass is used to describe each step in this render pass. Note that there is at least one sub-pass in the render pass. <text:s text:c="107"/></text:span></text:p>
              <text:p text:style-name="P37"><text:span text:style-name="T9">* W</text:span><text:span text:style-name="T7">e need to describe dependencies between all steps(sub-passes). After finishing those information, we just can create render pass with those information.</text:span></text:p>
              <text:p text:style-name="P23"><text:s text:c="80"/></text:p>
              <text:p text:style-name="P32"><text:span text:style-name="T8"><text:s text:c="3"/>Sub-chapter </text:span><text:span text:style-name="T13">2.2.1 describe render pass creating information. </text:span><text:span text:style-name="T8">Sub-chapter 2.2.1.</text:span><text:span text:style-name="T13">1</text:span><text:span text:style-name="T8"> describe</text:span><text:span text:style-name="T11">s</text:span><text:span text:style-name="T8"> </text:span><text:span text:style-name="T12">what are</text:span><text:span text:style-name="T10"> attachments; Sub-chapter 2.2.</text:span><text:span text:style-name="T13">1.2 </text:span><text:span text:style-name="T11">describes </text:span><text:span text:style-name="T12">what are</text:span><text:span text:style-name="T10"> </text:span><text:span text:style-name="T11">sub-</text:span><text:span text:style-name="T12">passes. Sub-chapter 2.2.</text:span><text:span text:style-name="T13">1.</text:span><text:span text:style-name="T12">3 describes dependencies between sub-passes.</text:span><text:span text:style-name="T8"> <text:s text:c="68"/></text:span></text:p>
              <text:p text:style-name="P24"><text:s text:c="106"/></text:p>
              <text:p text:style-name="P25"><text:s text:c="4"/><text:span text:style-name="T18">When rendering frame, we will begin render pass after beginning command buffer. And then we will call drawing function to render all objects. After this step finishing, we will go to next sub-pass. When all steps are executed, we will end render pass. Sub-chapter 2.2.2 describes how to use render pass when render a frame. <text:s/>Sub-chapter 2.2.3 describes tell us how to go to next sub-pass. Finally, sub-chapter 2.2.4 describes how to end sub-pass.</text:span></text:p>
              <text:p text:style-name="P26"/>
              <text:list>
                <text:list-item>
                  <text:p text:style-name="P26"><text:span text:style-name="T23">Render Pass Create Information</text:span> <text:s text:c="147"/></text:p>
                  <text:list>
                    <text:list-item>
                      <text:p text:style-name="P25">A<text:span text:style-name="T20">ttachment Descriptions and References</text:span></text:p>
                    </text:list-item>
                    <text:list-item>
                      <text:p text:style-name="P27">Sub-passes <text:s text:c="95"/></text:p>
                    </text:list-item>
                    <text:list-item>
                      <text:p text:style-name="P27"><text:soft-page-break/>Dependencies between Sub-passes</text:p>
                    </text:list-item>
                  </text:list>
                </text:list-item>
                <text:list-item>
                  <text:p text:style-name="P25"><text:span text:style-name="T20">Begin</text:span> <text:span text:style-name="T20">Render Pass</text:span></text:p>
                </text:list-item>
                <text:list-item>
                  <text:p text:style-name="P27">Go to next Sub-pass</text:p>
                </text:list-item>
                <text:list-item>
                  <text:p text:style-name="P25"><text:span text:style-name="T20">End Render Pass</text:span> <text:s text:c="17"/></text:p>
                </text:list-item>
              </text:list>
            </text:list-item>
          </text:list>
        </text:list-item>
      </text:list>
      <text:p text:style-name="P2"><text:s text:c="228"/></text:p>
      <text:list xml:id="list11421320735497" text:continue-numbering="true" text:style-name="L1">
        <text:list-item>
          <text:list>
            <text:list-item>
              <text:p text:style-name="P16">Frame Buffer. <text:s/></text:p>
              <text:p text:style-name="P28"><text:s text:c="4"/>Frame buffer is used to </text:p>
              <text:list>
                <text:list-item>
                  <text:p text:style-name="P17"><text:span text:style-name="T23">Frame Buffer Creating Information</text:span></text:p>
                  <text:list>
                    <text:list-item>
                      <text:p text:style-name="P17"><text:span text:style-name="T23">Image Views &amp; Attachments</text:span> </text:p>
                    </text:list-item>
                  </text:list>
                </text:list-item>
              </text:list>
            </text:list-item>
          </text:list>
        </text:list-item>
        <text:list-item>
          <text:p text:style-name="P12">Graphics Resource <text:s text:c="61"/></text:p>
          <text:list>
            <text:list-item>
              <text:p text:style-name="P12">Buffer &amp; DeviceMemory.</text:p>
              <text:list>
                <text:list-item>
                  <text:p text:style-name="P12">Host Memory Buffer.</text:p>
                  <text:list>
                    <text:list-item>
                      <text:p text:style-name="P18">How to allocate.</text:p>
                    </text:list-item>
                    <text:list-item>
                      <text:p text:style-name="P12">How to update. <text:s text:c="96"/></text:p>
                    </text:list-item>
                  </text:list>
                </text:list-item>
                <text:list-item>
                  <text:p text:style-name="P12">Device Memory Buffer.</text:p>
                  <text:list>
                    <text:list-item>
                      <text:p text:style-name="P12">How to allocate.</text:p>
                    </text:list-item>
                    <text:list-item>
                      <text:p text:style-name="P12">How to update.</text:p>
                    </text:list-item>
                  </text:list>
                </text:list-item>
              </text:list>
            </text:list-item>
            <text:list-item>
              <text:p text:style-name="P12">I<text:span text:style-name="T21">mage</text:span></text:p>
            </text:list-item>
            <text:list-item>
              <text:p text:style-name="P12">Graphics Pipeline.</text:p>
            </text:list-item>
          </text:list>
        </text:list-item>
      </text:list>
      <text:p text:style-name="P1"><text:s text:c="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style:font-face style:name="Arial2" svg:font-family="Arial" style:font-family-generic="swiss"/>
    <style:font-face style:name="Arial1" svg:font-family="Arial" style:font-pitch="variable"/>
    <style:font-face style:name="Consolas" svg:font-family="Consolas" style:font-pitch="variable"/>
    <style:font-face style:name="新細明體1" svg:font-family="新細明體"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Arial" svg:font-family="Ari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draw:marker draw:name="線條箭頭_20_1" draw:display-name="線條箭頭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新細明體" style:font-size-asian="10.5pt" style:language-asian="zh" style:country-asian="TW"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size="12pt" style:font-name-asian="Liberation Serif" style:font-family-asian="'Liberation Serif'" style:font-family-generic-asian="roman" style:font-pitch-asian="variable" style:font-size-asian="10.5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3T22:54:09.651000000</meta:creation-date>
    <dc:date>2019-06-25T01:14:19.132000000</dc:date>
    <meta:editing-duration>PT8H51M25S</meta:editing-duration>
    <meta:editing-cycles>49</meta:editing-cycles>
    <meta:generator>LibreOffice/6.2.4.2$Windows_X86_64 LibreOffice_project/2412653d852ce75f65fbfa83fb7e7b669a126d64</meta:generator>
    <meta:document-statistic meta:table-count="0" meta:image-count="0" meta:object-count="0" meta:page-count="5" meta:paragraph-count="54" meta:word-count="424" meta:character-count="4677" meta:non-whitespace-character-count="2418"/>
  </office:meta>
</office:document-meta>
</file>